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D91DD4D3.png" manifest:media-type="image/png"/>
  <manifest:file-entry manifest:full-path="Pictures/10000201000001A700000136A1719FEB.png" manifest:media-type="image/png"/>
  <manifest:file-entry manifest:full-path="Pictures/10000201000001A700000136CAEE05EC.png" manifest:media-type="image/png"/>
  <manifest:file-entry manifest:full-path="Pictures/10000201000001A7000001361565873A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44C02D2D.png" manifest:media-type="image/png"/>
  <manifest:file-entry manifest:full-path="Pictures/10000201000001A70000013676400F95.png" manifest:media-type="image/png"/>
  <manifest:file-entry manifest:full-path="Pictures/10000201000001A700000136DA2854FE.png" manifest:media-type="image/png"/>
  <manifest:file-entry manifest:full-path="Pictures/10000201000001A7000001361D9F417F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Standard">
      <style:text-properties officeooo:rsid="001b286a" officeooo:paragraph-rsid="001b286a"/>
    </style:style>
    <style:style style:name="P11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12" style:family="paragraph" style:parent-style-name="Standard">
      <style:text-properties officeooo:rsid="001c4efb" officeooo:paragraph-rsid="001c4efb"/>
    </style:style>
    <style:style style:name="P13" style:family="paragraph" style:parent-style-name="Standard">
      <style:text-properties officeooo:rsid="001f2599" officeooo:paragraph-rsid="001f2599"/>
    </style:style>
    <style:style style:name="P14" style:family="paragraph" style:parent-style-name="Standard">
      <style:text-properties officeooo:rsid="001f2599" officeooo:paragraph-rsid="0022dbce"/>
    </style:style>
    <style:style style:name="P15" style:family="paragraph" style:parent-style-name="Standard">
      <style:text-properties officeooo:rsid="00237284" officeooo:paragraph-rsid="00237284"/>
    </style:style>
    <style:style style:name="P16" style:family="paragraph" style:parent-style-name="Standard">
      <style:text-properties officeooo:rsid="00237284" officeooo:paragraph-rsid="002519a1"/>
    </style:style>
    <style:style style:name="P17" style:family="paragraph" style:parent-style-name="Standard">
      <style:text-properties officeooo:rsid="0024ca86" officeooo:paragraph-rsid="0024ca86"/>
    </style:style>
    <style:style style:name="P18" style:family="paragraph" style:parent-style-name="Standard">
      <style:text-properties officeooo:rsid="002519a1" officeooo:paragraph-rsid="002519a1"/>
    </style:style>
    <style:style style:name="P19" style:family="paragraph" style:parent-style-name="Standard">
      <style:text-properties officeooo:rsid="0022dbce" officeooo:paragraph-rsid="0022dbce"/>
    </style:style>
    <style:style style:name="P20" style:family="paragraph" style:parent-style-name="Standard">
      <style:text-properties officeooo:rsid="0026e11f" officeooo:paragraph-rsid="0026e11f"/>
    </style:style>
    <style:style style:name="P21" style:family="paragraph" style:parent-style-name="Standard">
      <style:text-properties officeooo:rsid="0029b6ab" officeooo:paragraph-rsid="0029b6ab"/>
    </style:style>
    <style:style style:name="P22" style:family="paragraph" style:parent-style-name="Text_20_body">
      <style:text-properties officeooo:rsid="00041718" officeooo:paragraph-rsid="00041718"/>
    </style:style>
    <style:style style:name="P23" style:family="paragraph" style:parent-style-name="Text_20_body">
      <style:text-properties officeooo:rsid="00059f8d" officeooo:paragraph-rsid="00059f8d"/>
    </style:style>
    <style:style style:name="P24" style:family="paragraph" style:parent-style-name="Text_20_body">
      <style:text-properties officeooo:rsid="0006b363" officeooo:paragraph-rsid="0006b363"/>
    </style:style>
    <style:style style:name="P25" style:family="paragraph" style:parent-style-name="Text_20_body">
      <style:text-properties officeooo:rsid="000a1296" officeooo:paragraph-rsid="000a1296"/>
    </style:style>
    <style:style style:name="P26" style:family="paragraph" style:parent-style-name="Text_20_body">
      <style:text-properties officeooo:rsid="000a1296" officeooo:paragraph-rsid="000a2427"/>
    </style:style>
    <style:style style:name="P27" style:family="paragraph" style:parent-style-name="Text_20_body">
      <style:text-properties officeooo:rsid="000db2e6" officeooo:paragraph-rsid="000a2427"/>
    </style:style>
    <style:style style:name="P28" style:family="paragraph" style:parent-style-name="Text_20_body">
      <style:text-properties officeooo:rsid="0010c0b0" officeooo:paragraph-rsid="0010c0b0"/>
    </style:style>
    <style:style style:name="P29" style:family="paragraph" style:parent-style-name="Text_20_body">
      <style:text-properties officeooo:rsid="0026e11f" officeooo:paragraph-rsid="0026e11f"/>
    </style:style>
    <style:style style:name="P30" style:family="paragraph" style:parent-style-name="Heading">
      <style:paragraph-properties fo:break-before="page"/>
    </style:style>
    <style:style style:name="P31" style:family="paragraph" style:parent-style-name="Illustration">
      <style:text-properties officeooo:paragraph-rsid="002f006b"/>
    </style:style>
    <style:style style:name="P32" style:family="paragraph" style:parent-style-name="Standard">
      <style:text-properties officeooo:rsid="0029b6ab" officeooo:paragraph-rsid="0029b6ab"/>
    </style:style>
    <style:style style:name="P33" style:family="paragraph" style:parent-style-name="Heading_20_3">
      <style:text-properties officeooo:paragraph-rsid="000891d1"/>
    </style:style>
    <style:style style:name="P34" style:family="paragraph" style:parent-style-name="Heading_20_3" style:list-style-name=""/>
    <style:style style:name="P35" style:family="paragraph" style:parent-style-name="Heading_20_3">
      <style:paragraph-properties fo:break-before="page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T15" style:family="text">
      <style:text-properties officeooo:rsid="001de8bd"/>
    </style:style>
    <style:style style:name="T16" style:family="text">
      <style:text-properties officeooo:rsid="00212cce"/>
    </style:style>
    <style:style style:name="T17" style:family="text">
      <style:text-properties officeooo:rsid="00237fd0"/>
    </style:style>
    <style:style style:name="T18" style:family="text">
      <style:text-properties officeooo:rsid="002519a1"/>
    </style:style>
    <style:style style:name="T19" style:family="text">
      <style:text-properties officeooo:rsid="002da5a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.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22">Les paramètres réglées de manière arbitraire : </text:p>
      <text:p text:style-name="P23">• initialTemperature – température initial qui interviendra dans la séparation exploration-exploitation / réglé par défaut à 1</text:p>
      <text:p text:style-name="P23"><text:tab/>T – Valeur de diminution de la température à chaque itération (réglé à 1/nb_interactions)</text:p>
      <text:p text:style-name="P23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24">• facteur de régression – intervient lors d'un<text:span text:style-name="T2">e intéraction hors du rayon d'opération / fixé à </text:span></text:p>
      <text:p text:style-name="P24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25">• Lors d'un profileSwitch on prend un behaviour au hasard parmi tous les types existants (peut etre qu'il devrait y avoir un lien avec le behaviour actuel)</text:p>
      <text:p text:style-name="P26">• <text:span text:style-name="T4">On garde les même proportions pour les consumers (notrust vs fire) et les providers (autant de good, bad etc) - on est peut être pas obligé</text:span></text:p>
      <text:p text:style-name="P27"/>
      <text:p text:style-name="Heading"/>
      <text:p text:style-name="P30">Suivi (<text:span text:style-name="T1">remarques / </text:span>évolutions / modification / bugs / idées)</text:p>
      <text:h text:style-name="P33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28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28">→ Problème avec p-exploit -&gt; Monte trop vite à 0.5 (mais peut etre que c'est normal →<text:span text:style-name="T11"> Oui normal (voir doc sur dilemme</text:span>)</text:p>
      <text:p text:style-name="P28"><text:tab/>On a bien er-exploit petit au début et augmente</text:p>
      <text:p text:style-name="P28"><text:tab/><text:tab/><text:tab/>et er-explore est statique ( car on prend tous les providers du monde. </text:p>
      <text:p text:style-name="P28"><text:tab/><text:tab/><text:tab/>Il faut peut être prendre juste les providers qu'il connaît - pas logique)</text:p>
      <text:p text:style-name="P28">→<text:span text:style-name="T8"> La courbe monte trop vite (et donc se stabilise trop vite)</text:span></text:p>
      <text:p text:style-name="P28"/>
      <text:p text:style-name="P28"/>
      <text:p text:style-name="P30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0">Plot 8</text:p>
      <text:p text:style-name="P10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0"/>
      <text:p text:style-name="P11">Première version de IT WR</text:p>
      <text:p text:style-name="P10">Changement du nb des agents (car trop lent)</text:p>
      <text:p text:style-name="P10">ordinaires<text:tab/>6</text:p>
      <text:p text:style-name="P10">mauvais<text:tab/>9</text:p>
      <text:p text:style-name="P10">bons<text:tab/><text:tab/>4</text:p>
      <text:p text:style-name="P10">intermittent<text:tab/>2</text:p>
      <text:p text:style-name="P10">Nc<text:tab/><text:tab/>38</text:p>
      <text:p text:style-name="P10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P12">27.11.18</text:p>
      <text:p text:style-name="P12">Essai WR avec petits paramètres</text:p>
      <text:p text:style-name="P12">Et pas de prise en compte de la distance</text:p>
      <text:p text:style-name="P12"><text:s/><text:span text:style-name="T15">et avec (plot 10)</text:span></text:p>
      <text:p text:style-name="P10"/>
      <text:p text:style-name="P10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P19">27.11.18</text:p>
      <text:p text:style-name="P14">Al<text:span text:style-name="T16">oooo</text:span>ors</text:p>
      <text:p text:style-name="P13">il fallait ne prendre que les voisins (liste de providers dans select-providers)</text:p>
      <text:p text:style-name="P13">Et à partir de la separation entre has-trust-value no-trust-value</text:p>
      <text:p text:style-name="P13">Du coup random c'est dans no trust value</text:p>
      <text:p text:style-name="P15">nBF = <text:span text:style-name="T17">1 et </text:span><text:s/>nRL = 2</text:p>
      <text:p text:style-name="P17">50 0 = N c</text:p>
      <text:p text:style-name="P17"/>
      <text:h text:style-name="Heading_20_3" text:outline-level="3">Plot 12</text:h>
      <text:p text:style-name="P18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P16">nBF <text:span text:style-name="T18">= </text:span>nRL = 2</text:p>
      <text:p text:style-name="P16"/>
      <text:p text:style-name="P16"/>
      <text:h text:style-name="P34" text:outline-level="3"/>
      <text:h text:style-name="P35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P29">28.11.18</text:p>
      <text:p text:style-name="P29">nBF = nRL = 2</text:p>
      <text:p text:style-name="P29">Nc = 102</text:p>
      <text:p text:style-name="P29">initT = 1 T *= 999/1000</text:p>
      <text:p text:style-name="P20"/>
      <text:p text:style-name="P20"/>
      <text:h text:style-name="Heading_20_3" text:outline-level="3"/>
      <text:p text:style-name="P21"/>
      <text:p text:style-name="P21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1565873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P21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CAEE05EC.png" xlink:type="simple" xlink:show="embed" xlink:actuate="onLoad"/></draw:frame>Illustration <text:sequence text:ref-name="refIllustration14" text:name="Illustration" text:formula="ooow:Illustration+1" style:num-format="1">15</text:sequence>: <text:span text:style-name="T19">Nc = 500 ; nRL = nBF = 2</text:span></text:p></draw:text-box></draw:frame></text:p>
      <text:p text:style-name="P21"/>
      <text:p text:style-name="P21"/>
      <text:p text:style-name="P21"/>
      <text:p text:style-name="P21"/>
      <text:p text:style-name="P21"><draw:frame draw:style-name="fr2" draw:name="Frame16" text:anchor-type="paragraph" svg:x="7.641cm" svg:y="4.249cm" svg:width="8.394cm" draw:z-index="30"><draw:text-box fo:min-height="6.152cm"><text:p text:style-name="P31"><draw:frame draw:style-name="fr4" draw:name="Image15" text:anchor-type="paragraph" svg:width="8.394cm" style:rel-width="100%" svg:height="6.152cm" style:rel-height="scale" draw:z-index="31"><draw:image xlink:href="Pictures/10000201000001A700000136A1719FEB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D91DD4D3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Frame18" text:anchor-type="paragraph" svg:width="8.394cm" draw:z-index="34"><draw:text-box fo:min-height="6.152cm"><text:p text:style-name="Illustration"><draw:frame draw:style-name="fr7" draw:name="Image17" text:anchor-type="paragraph" svg:width="8.394cm" style:rel-width="100%" svg:height="6.152cm" style:rel-height="scale" draw:z-index="35"><draw:image xlink:href="Pictures/10000201000001A7000001361D9F417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8T17:44:33.488449000</dc:date>
    <meta:editing-duration>PT1H14M38S</meta:editing-duration>
    <meta:editing-cycles>54</meta:editing-cycles>
    <meta:generator>LibreOffice/4.2.2.1$MacOSX_X86_64 LibreOffice_project/3be8cda0bddd8e430d8cda1ebfd581265cca5a0f</meta:generator>
    <meta:document-statistic meta:table-count="0" meta:image-count="18" meta:object-count="0" meta:page-count="6" meta:paragraph-count="104" meta:word-count="674" meta:character-count="3651" meta:non-whitespace-character-count="3057"/>
  </office:meta>
</office:document-meta>
</file>